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ce8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41] + [.C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42] + [.C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13" calcext:value-type="date">
            <text:p>13.09.20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 [.D43] + [.C44]" office:value-type="float" office:value="82368" calcext:value-type="float">
            <text:p>82 368</text:p>
          </table:table-cell>
          <table:table-cell table:style-name="ce7"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412.5" calcext:value-type="float">
            <text:p>412,50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4" calcext:value-type="date">
            <text:p>14.09.2021</text:p>
          </table:table-cell>
          <table:table-cell/>
          <table:table-cell table:formula="of:= [.D44] + [.C45]" office:value-type="float" office:value="82368" calcext:value-type="float">
            <text:p>82 368</text:p>
          </table:table-cell>
          <table:table-cell/>
          <table:table-cell table:formula="of:= [.F44] + [.E45]" office:value-type="float" office:value="419594" calcext:value-type="float">
            <text:p>419 594</text:p>
          </table:table-cell>
          <table:table-cell table:formula="of:= [.E45] / [.C45]" office:value-type="string" office:string-value="" calcext:value-type="error">
            <text:p>#DIV/0!</text:p>
          </table:table-cell>
          <table:table-cell table:formula="of:= SUM([.E44:.E46]) / SUM([.C44:.C46])" office:value-type="float" office:value="416" calcext:value-type="float">
            <text:p>416,00</text:p>
          </table:table-cell>
          <table:table-cell table:number-columns-repeated="2"/>
          <table:table-cell table:formula="of:= [.J45] - [.J44] - [.I45]" office:value-type="float" office:value="-1698401" calcext:value-type="float">
            <text:p>-1698401</text:p>
          </table:table-cell>
        </table:table-row>
        <table:table-row table:style-name="ro2">
          <table:table-cell/>
          <table:table-cell table:style-name="ce2" office:value-type="date" office:date-value="2021-09-15" calcext:value-type="date">
            <text:p>15.09.2021</text:p>
          </table:table-cell>
          <table:table-cell/>
          <table:table-cell table:formula="of:= [.D45] + [.C46]" office:value-type="float" office:value="82368" calcext:value-type="float">
            <text:p>82 368</text:p>
          </table:table-cell>
          <table:table-cell/>
          <table:table-cell table:formula="of:= [.F45] + [.E46]" office:value-type="float" office:value="419594" calcext:value-type="float">
            <text:p>419 594</text:p>
          </table:table-cell>
          <table:table-cell table:formula="of:= [.E46] / [.C46]" office:value-type="string" office:string-value="" calcext:value-type="error">
            <text:p>#DIV/0!</text:p>
          </table:table-cell>
          <table:table-cell table:formula="of:= SUM([.E45:.E47]) / SUM([.C45:.C47])" office:value-type="string" office:string-value="" calcext:value-type="error">
            <text:p>#DIV/0!</text:p>
          </table:table-cell>
          <table:table-cell table:number-columns-repeated="2"/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6" calcext:value-type="date">
            <text:p>16.09.2021</text:p>
          </table:table-cell>
          <table:table-cell/>
          <table:table-cell table:formula="of:= [.D46] + [.C47]" office:value-type="float" office:value="82368" calcext:value-type="float">
            <text:p>82 368</text:p>
          </table:table-cell>
          <table:table-cell/>
          <table:table-cell table:formula="of:= [.F46] + [.E47]" office:value-type="float" office:value="419594" calcext:value-type="float">
            <text:p>419 594</text:p>
          </table:table-cell>
          <table:table-cell table:formula="of:= [.E47] / [.C47]" office:value-type="string" office:string-value="" calcext:value-type="error">
            <text:p>#DIV/0!</text:p>
          </table:table-cell>
          <table:table-cell table:formula="of:= SUM([.E46:.E48]) / SUM([.C46:.C48])" office:value-type="string" office:string-value="" calcext:value-type="error">
            <text:p>#DIV/0!</text:p>
          </table:table-cell>
          <table:table-cell table:number-columns-repeated="2"/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68" calcext:value-type="float">
            <text:p>82 368</text:p>
          </table:table-cell>
          <table:table-cell/>
          <table:table-cell table:formula="of:= [.F47] + [.E48]" office:value-type="float" office:value="419594" calcext:value-type="float">
            <text:p>419 594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string" office:string-value="" calcext:value-type="error">
            <text:p>#DIV/0!</text:p>
          </table:table-cell>
          <table:table-cell table:number-columns-repeated="2"/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68" calcext:value-type="float">
            <text:p>82 368</text:p>
          </table:table-cell>
          <table:table-cell/>
          <table:table-cell table:formula="of:= [.F48] + [.E49]" office:value-type="float" office:value="419594" calcext:value-type="float">
            <text:p>419 594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68" calcext:value-type="float">
            <text:p>82 368</text:p>
          </table:table-cell>
          <table:table-cell/>
          <table:table-cell table:formula="of:= [.F49] + [.E50]" office:value-type="float" office:value="419594" calcext:value-type="float">
            <text:p>419 594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68" calcext:value-type="float">
            <text:p>82 368</text:p>
          </table:table-cell>
          <table:table-cell/>
          <table:table-cell table:formula="of:= [.F50] + [.E51]" office:value-type="float" office:value="419594" calcext:value-type="float">
            <text:p>419 594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68" calcext:value-type="float">
            <text:p>82 368</text:p>
          </table:table-cell>
          <table:table-cell/>
          <table:table-cell table:formula="of:= [.F51] + [.E52]" office:value-type="float" office:value="419594" calcext:value-type="float">
            <text:p>419 594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68" calcext:value-type="float">
            <text:p>82 368</text:p>
          </table:table-cell>
          <table:table-cell/>
          <table:table-cell table:formula="of:= [.F52] + [.E53]" office:value-type="float" office:value="419594" calcext:value-type="float">
            <text:p>419 594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68" calcext:value-type="float">
            <text:p>82 368</text:p>
          </table:table-cell>
          <table:table-cell/>
          <table:table-cell table:formula="of:= [.F53] + [.E54]" office:value-type="float" office:value="419594" calcext:value-type="float">
            <text:p>419 594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68" calcext:value-type="float">
            <text:p>82 368</text:p>
          </table:table-cell>
          <table:table-cell/>
          <table:table-cell table:formula="of:= [.F54] + [.E55]" office:value-type="float" office:value="419594" calcext:value-type="float">
            <text:p>419 594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68" calcext:value-type="float">
            <text:p>82 368</text:p>
          </table:table-cell>
          <table:table-cell/>
          <table:table-cell table:formula="of:= [.F55] + [.E56]" office:value-type="float" office:value="419594" calcext:value-type="float">
            <text:p>419 594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68" calcext:value-type="float">
            <text:p>82 368</text:p>
          </table:table-cell>
          <table:table-cell/>
          <table:table-cell table:formula="of:= [.F56] + [.E57]" office:value-type="float" office:value="419594" calcext:value-type="float">
            <text:p>419 594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68" calcext:value-type="float">
            <text:p>82 368</text:p>
          </table:table-cell>
          <table:table-cell/>
          <table:table-cell table:formula="of:= [.F57] + [.E58]" office:value-type="float" office:value="419594" calcext:value-type="float">
            <text:p>419 594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68" calcext:value-type="float">
            <text:p>82 368</text:p>
          </table:table-cell>
          <table:table-cell/>
          <table:table-cell table:formula="of:= [.F58] + [.E59]" office:value-type="float" office:value="419594" calcext:value-type="float">
            <text:p>419 594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68" calcext:value-type="float">
            <text:p>82 368</text:p>
          </table:table-cell>
          <table:table-cell/>
          <table:table-cell table:formula="of:= [.F59] + [.E60]" office:value-type="float" office:value="419594" calcext:value-type="float">
            <text:p>419 594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68" calcext:value-type="float">
            <text:p>82 368</text:p>
          </table:table-cell>
          <table:table-cell/>
          <table:table-cell table:formula="of:= [.F60] + [.E61]" office:value-type="float" office:value="419594" calcext:value-type="float">
            <text:p>419 594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14T07:26:06.332576934</dc:date>
    <dc:creator>Tomáš Metelka</dc:creator>
    <meta:editing-duration>P22DT20H41M30S</meta:editing-duration>
    <meta:editing-cycles>30</meta:editing-cycles>
    <meta:generator>LibreOffice/6.0.7.3$Linux_X86_64 LibreOffice_project/00m0$Build-3</meta:generator>
    <meta:document-statistic meta:table-count="1" meta:cell-count="380" meta:object-count="0"/>
  </office:meta>
</office:document-meta>
</file>